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11-12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ane A</text:p>
          </table:table-cell>
          <table:table-cell office:value-type="string" calcext:value-type="string">
            <text:p>Odchylenia od grupy</text:p>
          </table:table-cell>
          <table:table-cell office:value-type="string" calcext:value-type="string">
            <text:p>Odchylenia od średniej:</text:p>
          </table:table-cell>
          <table:table-cell table:number-columns-repeated="3"/>
          <table:table-cell office:value-type="string" calcext:value-type="string">
            <text:p>Dane B</text:p>
          </table:table-cell>
          <table:table-cell office:value-type="string" calcext:value-type="string">
            <text:p>Odchylenia od grupy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.8" calcext:value-type="float">
            <text:p>93,8</text:p>
          </table:table-cell>
          <table:table-cell table:formula="of:=([.D4]-[.$D$22])^2" office:value-type="float" office:value="0.534726562500004" calcext:value-type="float">
            <text:p>0,534726562500004</text:p>
          </table:table-cell>
          <table:table-cell table:formula="of:=([.D4]-[.$E$27])^2" office:value-type="float" office:value="9.22640625000005" calcext:value-type="float">
            <text:p>9,22640625000005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([.J4]-[.$J$22])^2" office:value-type="float" office:value="0.208164062499997" calcext:value-type="float">
            <text:p>0,208164062499997</text:p>
          </table:table-cell>
          <table:table-cell table:formula="of:=([.J4]-[.$E$27])^2" office:value-type="float" office:value="7.63140624999994" calcext:value-type="float">
            <text:p>7,63140624999994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formula="of:=([.D5]-[.$D$22])^2" office:value-type="float" office:value="35.1797265625001" calcext:value-type="float">
            <text:p>35,1797265625001</text:p>
          </table:table-cell>
          <table:table-cell table:formula="of:=([.D5]-[.$E$27])^2" office:value-type="float" office:value="67.8564062500002" calcext:value-type="float">
            <text:p>67,8564062500002</text:p>
          </table:table-cell>
          <table:table-cell table:number-columns-repeated="3"/>
          <table:table-cell office:value-type="float" office:value="95.2" calcext:value-type="float">
            <text:p>95,2</text:p>
          </table:table-cell>
          <table:table-cell table:formula="of:=([.J5]-[.$J$22])^2" office:value-type="float" office:value="45.4781640625001" calcext:value-type="float">
            <text:p>45,4781640625001</text:p>
          </table:table-cell>
          <table:table-cell table:formula="of:=([.J5]-[.$E$27])^2" office:value-type="float" office:value="19.6914062500001" calcext:value-type="float">
            <text:p>19,6914062500001</text:p>
          </table:table-cell>
        </table:table-row>
        <table:table-row table:style-name="ro1">
          <table:table-cell table:number-columns-repeated="3"/>
          <table:table-cell office:value-type="float" office:value="95.4" calcext:value-type="float">
            <text:p>95,4</text:p>
          </table:table-cell>
          <table:table-cell table:formula="of:=([.D6]-[.$D$22])^2" office:value-type="float" office:value="5.43472656250005" calcext:value-type="float">
            <text:p>5,43472656250005</text:p>
          </table:table-cell>
          <table:table-cell table:formula="of:=([.D6]-[.$E$27])^2" office:value-type="float" office:value="21.5064062500002" calcext:value-type="float">
            <text:p>21,506406250000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([.J6]-[.$J$22])^2" office:value-type="float" office:value="6.03316406249999" calcext:value-type="float">
            <text:p>6,03316406249999</text:p>
          </table:table-cell>
          <table:table-cell table:formula="of:=([.J6]-[.$E$27])^2" office:value-type="float" office:value="22.6814062499999" calcext:value-type="float">
            <text:p>22,6814062499999</text:p>
          </table:table-cell>
        </table:table-row>
        <table:table-row table:style-name="ro1">
          <table:table-cell table:number-columns-repeated="3"/>
          <table:table-cell office:value-type="float" office:value="80.8" calcext:value-type="float">
            <text:p>80,8</text:p>
          </table:table-cell>
          <table:table-cell table:formula="of:=([.D7]-[.$D$22])^2" office:value-type="float" office:value="150.5222265625" calcext:value-type="float">
            <text:p>150,5222265625</text:p>
          </table:table-cell>
          <table:table-cell table:formula="of:=([.D7]-[.$E$27])^2" office:value-type="float" office:value="99.2514062499998" calcext:value-type="float">
            <text:p>99,2514062499998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([.J7]-[.$J$22])^2" office:value-type="float" office:value="131.2456640625" calcext:value-type="float">
            <text:p>131,2456640625</text:p>
          </table:table-cell>
          <table:table-cell table:formula="of:=([.J7]-[.$E$27])^2" office:value-type="float" office:value="189.40640625" calcext:value-type="float">
            <text:p>189,40640625</text:p>
          </table:table-cell>
        </table:table-row>
        <table:table-row table:style-name="ro1">
          <table:table-cell table:number-columns-repeated="3"/>
          <table:table-cell office:value-type="float" office:value="86.7" calcext:value-type="float">
            <text:p>86,7</text:p>
          </table:table-cell>
          <table:table-cell table:formula="of:=([.D8]-[.$D$22])^2" office:value-type="float" office:value="40.5609765624999" calcext:value-type="float">
            <text:p>40,5609765624999</text:p>
          </table:table-cell>
          <table:table-cell table:formula="of:=([.D8]-[.$E$27])^2" office:value-type="float" office:value="16.5039062499999" calcext:value-type="float">
            <text:p>16,5039062499999</text:p>
          </table:table-cell>
          <table:table-cell table:number-columns-repeated="3"/>
          <table:table-cell office:value-type="float" office:value="88.5" calcext:value-type="float">
            <text:p>88,5</text:p>
          </table:table-cell>
          <table:table-cell table:formula="of:=([.J8]-[.$J$22])^2" office:value-type="float" office:value="0.00191406250000025" calcext:value-type="float">
            <text:p>0,0019140625</text:p>
          </table:table-cell>
          <table:table-cell table:formula="of:=([.J8]-[.$E$27])^2" office:value-type="float" office:value="5.11890624999995" calcext:value-type="float">
            <text:p>5,11890624999995</text:p>
          </table:table-cell>
        </table:table-row>
        <table:table-row table:style-name="ro1">
          <table:table-cell table:number-columns-repeated="3"/>
          <table:table-cell office:value-type="float" office:value="98.3" calcext:value-type="float">
            <text:p>98,3</text:p>
          </table:table-cell>
          <table:table-cell table:formula="of:=([.D9]-[.$D$22])^2" office:value-type="float" office:value="27.3659765625" calcext:value-type="float">
            <text:p>27,3659765625</text:p>
          </table:table-cell>
          <table:table-cell table:formula="of:=([.D9]-[.$E$27])^2" office:value-type="float" office:value="56.8139062500001" calcext:value-type="float">
            <text:p>56,8139062500001</text:p>
          </table:table-cell>
          <table:table-cell table:number-columns-repeated="3"/>
          <table:table-cell office:value-type="float" office:value="94.5" calcext:value-type="float">
            <text:p>94,5</text:p>
          </table:table-cell>
          <table:table-cell table:formula="of:=([.J9]-[.$J$22])^2" office:value-type="float" office:value="36.5269140625" calcext:value-type="float">
            <text:p>36,5269140625</text:p>
          </table:table-cell>
          <table:table-cell table:formula="of:=([.J9]-[.$E$27])^2" office:value-type="float" office:value="13.9689062500001" calcext:value-type="float">
            <text:p>13,9689062500001</text:p>
          </table:table-cell>
        </table:table-row>
        <table:table-row table:style-name="ro1">
          <table:table-cell table:number-columns-repeated="3"/>
          <table:table-cell office:value-type="float" office:value="98.6" calcext:value-type="float">
            <text:p>98,6</text:p>
          </table:table-cell>
          <table:table-cell table:formula="of:=([.D10]-[.$D$22])^2" office:value-type="float" office:value="30.5947265625" calcext:value-type="float">
            <text:p>30,5947265625</text:p>
          </table:table-cell>
          <table:table-cell table:formula="of:=([.D10]-[.$E$27])^2" office:value-type="float" office:value="61.4264062500001" calcext:value-type="float">
            <text:p>61,4264062500001</text:p>
          </table:table-cell>
          <table:table-cell table:number-columns-repeated="3"/>
          <table:table-cell office:value-type="float" office:value="94.9" calcext:value-type="float">
            <text:p>94,9</text:p>
          </table:table-cell>
          <table:table-cell table:formula="of:=([.J10]-[.$J$22])^2" office:value-type="float" office:value="41.5219140625001" calcext:value-type="float">
            <text:p>41,5219140625001</text:p>
          </table:table-cell>
          <table:table-cell table:formula="of:=([.J10]-[.$E$27])^2" office:value-type="float" office:value="17.1189062500001" calcext:value-type="float">
            <text:p>17,1189062500001</text:p>
          </table:table-cell>
        </table:table-row>
        <table:table-row table:style-name="ro1">
          <table:table-cell table:number-columns-repeated="3"/>
          <table:table-cell office:value-type="float" office:value="94.6" calcext:value-type="float">
            <text:p>94,6</text:p>
          </table:table-cell>
          <table:table-cell table:formula="of:=([.D11]-[.$D$22])^2" office:value-type="float" office:value="2.3447265625" calcext:value-type="float">
            <text:p>2,3447265625</text:p>
          </table:table-cell>
          <table:table-cell table:formula="of:=([.D11]-[.$E$27])^2" office:value-type="float" office:value="14.72640625" calcext:value-type="float">
            <text:p>14,72640625</text:p>
          </table:table-cell>
          <table:table-cell table:number-columns-repeated="3"/>
          <table:table-cell office:value-type="float" office:value="88.3" calcext:value-type="float">
            <text:p>88,3</text:p>
          </table:table-cell>
          <table:table-cell table:formula="of:=([.J11]-[.$J$22])^2" office:value-type="float" office:value="0.0244140625" calcext:value-type="float">
            <text:p>0,0244140625</text:p>
          </table:table-cell>
          <table:table-cell table:formula="of:=([.J11]-[.$E$27])^2" office:value-type="float" office:value="6.06390624999996" calcext:value-type="float">
            <text:p>6,06390624999996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formula="of:=([.D12]-[.$D$22])^2" office:value-type="float" office:value="16.5547265625" calcext:value-type="float">
            <text:p>16,5547265625</text:p>
          </table:table-cell>
          <table:table-cell table:formula="of:=([.D12]-[.$E$27])^2" office:value-type="float" office:value="3.10640624999996" calcext:value-type="float">
            <text:p>3,10640624999996</text:p>
          </table:table-cell>
          <table:table-cell table:number-columns-repeated="3"/>
          <table:table-cell office:value-type="float" office:value="93.1" calcext:value-type="float">
            <text:p>93,1</text:p>
          </table:table-cell>
          <table:table-cell table:formula="of:=([.J12]-[.$J$22])^2" office:value-type="float" office:value="21.5644140625" calcext:value-type="float">
            <text:p>21,5644140625</text:p>
          </table:table-cell>
          <table:table-cell table:formula="of:=([.J12]-[.$E$27])^2" office:value-type="float" office:value="5.46390625000003" calcext:value-type="float">
            <text:p>5,46390625000003</text:p>
          </table:table-cell>
        </table:table-row>
        <table:table-row table:style-name="ro1">
          <table:table-cell table:number-columns-repeated="3"/>
          <table:table-cell office:value-type="float" office:value="95.7" calcext:value-type="float">
            <text:p>95,7</text:p>
          </table:table-cell>
          <table:table-cell table:formula="of:=([.D13]-[.$D$22])^2" office:value-type="float" office:value="6.92347656250005" calcext:value-type="float">
            <text:p>6,92347656250005</text:p>
          </table:table-cell>
          <table:table-cell table:formula="of:=([.D13]-[.$E$27])^2" office:value-type="float" office:value="24.3789062500001" calcext:value-type="float">
            <text:p>24,378906250000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([.J13]-[.$J$22])^2" office:value-type="float" office:value="42.8206640625" calcext:value-type="float">
            <text:p>42,8206640625</text:p>
          </table:table-cell>
          <table:table-cell table:formula="of:=([.J13]-[.$E$27])^2" office:value-type="float" office:value="17.9564062500001" calcext:value-type="float">
            <text:p>17,9564062500001</text:p>
          </table:table-cell>
        </table:table-row>
        <table:table-row table:style-name="ro1">
          <table:table-cell table:number-columns-repeated="3"/>
          <table:table-cell office:value-type="float" office:value="97.2" calcext:value-type="float">
            <text:p>97,2</text:p>
          </table:table-cell>
          <table:table-cell table:formula="of:=([.D14]-[.$D$22])^2" office:value-type="float" office:value="17.0672265625001" calcext:value-type="float">
            <text:p>17,0672265625001</text:p>
          </table:table-cell>
          <table:table-cell table:formula="of:=([.D14]-[.$E$27])^2" office:value-type="float" office:value="41.4414062500002" calcext:value-type="float">
            <text:p>41,4414062500002</text:p>
          </table:table-cell>
          <table:table-cell table:number-columns-repeated="3"/>
          <table:table-cell office:value-type="float" office:value="91.7" calcext:value-type="float">
            <text:p>91,7</text:p>
          </table:table-cell>
          <table:table-cell table:formula="of:=([.J14]-[.$J$22])^2" office:value-type="float" office:value="10.5219140625" calcext:value-type="float">
            <text:p>10,5219140625</text:p>
          </table:table-cell>
          <table:table-cell table:formula="of:=([.J14]-[.$E$27])^2" office:value-type="float" office:value="0.878906250000027" calcext:value-type="float">
            <text:p>0,878906250000027</text:p>
          </table:table-cell>
        </table:table-row>
        <table:table-row table:style-name="ro1">
          <table:table-cell table:number-columns-repeated="3"/>
          <table:table-cell office:value-type="float" office:value="96.7" calcext:value-type="float">
            <text:p>96,7</text:p>
          </table:table-cell>
          <table:table-cell table:formula="of:=([.D15]-[.$D$22])^2" office:value-type="float" office:value="13.1859765625001" calcext:value-type="float">
            <text:p>13,1859765625001</text:p>
          </table:table-cell>
          <table:table-cell table:formula="of:=([.D15]-[.$E$27])^2" office:value-type="float" office:value="35.2539062500002" calcext:value-type="float">
            <text:p>35,2539062500002</text:p>
          </table:table-cell>
          <table:table-cell table:number-columns-repeated="3"/>
          <table:table-cell office:value-type="float" office:value="82.8" calcext:value-type="float">
            <text:p>82,8</text:p>
          </table:table-cell>
          <table:table-cell table:formula="of:=([.J15]-[.$J$22])^2" office:value-type="float" office:value="31.9931640625" calcext:value-type="float">
            <text:p>31,9931640625</text:p>
          </table:table-cell>
          <table:table-cell table:formula="of:=([.J15]-[.$E$27])^2" office:value-type="float" office:value="63.4014062499999" calcext:value-type="float">
            <text:p>63,4014062499999</text:p>
          </table:table-cell>
        </table:table-row>
        <table:table-row table:style-name="ro1">
          <table:table-cell table:number-columns-repeated="3"/>
          <table:table-cell office:value-type="float" office:value="90.3" calcext:value-type="float">
            <text:p>90,3</text:p>
          </table:table-cell>
          <table:table-cell table:formula="of:=([.D16]-[.$D$22])^2" office:value-type="float" office:value="7.66597656249998" calcext:value-type="float">
            <text:p>7,66597656249998</text:p>
          </table:table-cell>
          <table:table-cell table:formula="of:=([.D16]-[.$E$27])^2" office:value-type="float" office:value="0.213906249999992" calcext:value-type="float">
            <text:p>0,213906249999992</text:p>
          </table:table-cell>
          <table:table-cell table:number-columns-repeated="3"/>
          <table:table-cell office:value-type="float" office:value="90.8" calcext:value-type="float">
            <text:p>90,8</text:p>
          </table:table-cell>
          <table:table-cell table:formula="of:=([.J16]-[.$J$22])^2" office:value-type="float" office:value="5.4931640625" calcext:value-type="float">
            <text:p>5,4931640625</text:p>
          </table:table-cell>
          <table:table-cell table:formula="of:=([.J16]-[.$E$27])^2" office:value-type="float" office:value="0.00140625000000064" calcext:value-type="float">
            <text:p>0,001406250000001</text:p>
          </table:table-cell>
        </table:table-row>
        <table:table-row table:style-name="ro1">
          <table:table-cell table:number-columns-repeated="3"/>
          <table:table-cell office:value-type="float" office:value="85.8" calcext:value-type="float">
            <text:p>85,8</text:p>
          </table:table-cell>
          <table:table-cell table:formula="of:=([.D17]-[.$D$22])^2" office:value-type="float" office:value="52.8347265625" calcext:value-type="float">
            <text:p>52,8347265625</text:p>
          </table:table-cell>
          <table:table-cell table:formula="of:=([.D17]-[.$E$27])^2" office:value-type="float" office:value="24.6264062499999" calcext:value-type="float">
            <text:p>24,6264062499999</text:p>
          </table:table-cell>
          <table:table-cell table:number-columns-repeated="3"/>
          <table:table-cell office:value-type="float" office:value="79.5" calcext:value-type="float">
            <text:p>79,5</text:p>
          </table:table-cell>
          <table:table-cell table:formula="of:=([.J17]-[.$J$22])^2" office:value-type="float" office:value="80.2144140625" calcext:value-type="float">
            <text:p>80,2144140625</text:p>
          </table:table-cell>
          <table:table-cell table:formula="of:=([.J17]-[.$E$27])^2" office:value-type="float" office:value="126.84390625" calcext:value-type="float">
            <text:p>126,84390625</text:p>
          </table:table-cell>
        </table:table-row>
        <table:table-row table:style-name="ro1">
          <table:table-cell table:number-columns-repeated="3"/>
          <table:table-cell office:value-type="float" office:value="95.9" calcext:value-type="float">
            <text:p>95,9</text:p>
          </table:table-cell>
          <table:table-cell table:formula="of:=([.D18]-[.$D$22])^2" office:value-type="float" office:value="8.01597656250006" calcext:value-type="float">
            <text:p>8,01597656250006</text:p>
          </table:table-cell>
          <table:table-cell table:formula="of:=([.D18]-[.$E$27])^2" office:value-type="float" office:value="26.3939062500002" calcext:value-type="float">
            <text:p>26,39390625000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([.J18]-[.$J$22])^2" office:value-type="float" office:value="55.5956640625" calcext:value-type="float">
            <text:p>55,5956640625</text:p>
          </table:table-cell>
          <table:table-cell table:formula="of:=([.J18]-[.$E$27])^2" office:value-type="float" office:value="95.3064062499998" calcext:value-type="float">
            <text:p>95,3064062499998</text:p>
          </table:table-cell>
        </table:table-row>
        <table:table-row table:style-name="ro1">
          <table:table-cell table:number-columns-repeated="3"/>
          <table:table-cell office:value-type="float" office:value="91.3" calcext:value-type="float">
            <text:p>91,3</text:p>
          </table:table-cell>
          <table:table-cell table:formula="of:=([.D19]-[.$D$22])^2" office:value-type="float" office:value="3.12847656249999" calcext:value-type="float">
            <text:p>3,12847656249999</text:p>
          </table:table-cell>
          <table:table-cell table:formula="of:=([.D19]-[.$E$27])^2" office:value-type="float" office:value="0.288906250000009" calcext:value-type="float">
            <text:p>0,28890625000000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([.J19]-[.$J$22])^2" office:value-type="float" office:value="0.295664062500003" calcext:value-type="float">
            <text:p>0,295664062500003</text:p>
          </table:table-cell>
          <table:table-cell table:formula="of:=([.J19]-[.$E$27])^2" office:value-type="float" office:value="3.10640624999996" calcext:value-type="float">
            <text:p>3,1064062499999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SUM([.D4:.D19])" office:value-type="float" office:value="1489.1" calcext:value-type="float">
            <text:p>1489,1</text:p>
          </table:table-cell>
          <table:table-cell office:value-type="string" calcext:value-type="string">
            <text:p>Suma odchyleń wewnątrz</text:p>
          </table:table-cell>
          <table:table-cell office:value-type="string" calcext:value-type="string">
            <text:p>Suma odchyleń: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formula="of:=SUM([.J4:.J19])" office:value-type="float" office:value="1415.3" calcext:value-type="float">
            <text:p>1415,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16" office:value-type="float" office:value="93.06875" calcext:value-type="float">
            <text:p>93,06875</text:p>
          </table:table-cell>
          <table:table-cell table:formula="of:=SUM([.E4:.E18])" office:value-type="float" office:value="414.7858984375" calcext:value-type="float">
            <text:p>414,7858984375</text:p>
          </table:table-cell>
          <table:table-cell table:formula="of:=SUM([.F4:.F19])" office:value-type="float" office:value="503.015000000001" calcext:value-type="float">
            <text:p>503,015000000001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formula="of:=[.J21]/16" office:value-type="float" office:value="88.45625" calcext:value-type="float">
            <text:p>88,45625</text:p>
          </table:table-cell>
          <table:table-cell table:formula="of:=SUM([.K4:.K19])" office:value-type="float" office:value="509.539375" calcext:value-type="float">
            <text:p>509,539375</text:p>
          </table:table-cell>
          <table:table-cell table:formula="of:=SUM([.L4:.L19])" office:value-type="float" office:value="594.639999999999" calcext:value-type="float">
            <text:p>594,639999999999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Średnia:</text:p>
          </table:table-cell>
          <table:table-cell table:formula="of:=([.D21]+[.J21])/32" office:value-type="float" office:value="90.7625" calcext:value-type="float">
            <text:p>90,76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2:01:25.44724146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5T12:12:05.845654906</dc:date>
    <meta:editing-duration>PT40M46S</meta:editing-duration>
    <meta:editing-cycles>3</meta:editing-cycles>
    <meta:generator>LibreOffice/6.0.7.3$Linux_X86_64 LibreOffice_project/00m0$Build-3</meta:generator>
    <meta:document-statistic meta:table-count="1" meta:cell-count="115" meta:object-count="0"/>
  </office:meta>
</office:document-meta>
</file>